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Task.addCactusServerProperty( String theKey , Stri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tusTask.addSysproperty( Environment . Variable theProper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tusTask.execu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CactusTask.setWarFile( File theWar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tusTask.setEarFile( File theEar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tusTask.addRedirectorNameProperties( DeployableFile the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actusTask.Cactus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tusTask.addConfiguredSysproperty( Environment . Variable th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Task.executeInContainer( ContainerWrapper theWrapper , DeployableFile the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actusTask.addCactusServerProperty( Variable theProper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tusTask.addCactusClientProperty( String theKey , Stri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tusTask.addConfiguredCactusproperty( PropertySet theProperty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ctusTask.addContainerSet( ContainerSet theContainer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tusTask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tusTask.createContainer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